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test file created in Open Office 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nald Mennerich</meta:initial-creator>
    <meta:creation-date>2014-03-18T09:03:31.15</meta:creation-date>
    <meta:document-statistic meta:table-count="0" meta:image-count="0" meta:object-count="0" meta:page-count="1" meta:paragraph-count="1" meta:word-count="10" meta:character-count="44"/>
    <dc:date>2014-03-18T09:04:25.10</dc:date>
    <dc:creator>Donald Mennerich</dc:creator>
    <meta:editing-duration>PT56S</meta:editing-duration>
    <meta:editing-cycles>1</meta:editing-cycles>
    <meta:generator>OpenOffice/4.0.1$Win32 OpenOffice.org_project/401m5$Build-9714</meta:generator>
  </office:meta>
</office:document-meta>
</file>